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media-type="image/jpg" manifest:full-path="Pictures/WhatsApp Image 2024-04-17 at 20.34.43_a0b40130_small.jp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DefaultText" style:master-page-name="MP0" style:family="paragraph">
      <style:paragraph-properties fo:break-before="page" fo:text-align="center"/>
      <style:text-properties fo:font-weight="bold" style:font-weight-asian="bold" style:font-weight-complex="bold" fo:color="#0000FF"/>
    </style:style>
    <style:style style:name="T2" style:parent-style-name="DefaultParagraphFon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DefaultText" style:family="paragraph">
      <style:text-properties fo:font-style="italic" style:font-style-asian="italic" style:font-style-complex="italic"/>
    </style:style>
    <style:style style:name="P4" style:parent-style-name="DefaultText" style:family="paragraph">
      <style:text-properties fo:font-size="10pt" style:font-size-asian="10pt" style:font-size-complex="10pt"/>
    </style:style>
    <style:style style:name="P5" style:parent-style-name="DefaultText" style:family="paragraph">
      <style:text-properties fo:font-size="10pt" style:font-size-asian="10pt" style:font-size-complex="10pt"/>
    </style:style>
    <style:style style:name="P6" style:parent-style-name="DefaultText" style:family="paragraph">
      <style:text-properties fo:font-size="10pt" style:font-size-asian="10pt" style:font-size-complex="10pt"/>
    </style:style>
    <style:style style:name="P7" style:parent-style-name="DefaultText" style:family="paragraph">
      <style:text-properties fo:font-size="10pt" style:font-size-asian="10pt" style:font-size-complex="10pt"/>
    </style:style>
    <style:style style:name="P8" style:parent-style-name="DefaultText" style:family="paragraph">
      <style:text-properties fo:font-size="10pt" style:font-size-asian="10pt" style:font-size-complex="10pt"/>
    </style:style>
    <style:style style:name="P9" style:parent-style-name="DefaultText" style:family="paragraph">
      <style:text-properties fo:font-size="10pt" style:font-size-asian="10pt" style:font-size-complex="10pt"/>
    </style:style>
    <style:style style:name="P10" style:parent-style-name="DefaultText" style:family="paragraph">
      <style:text-properties fo:font-size="10pt" style:font-size-asian="10pt" style:font-size-complex="10pt"/>
    </style:style>
    <style:style style:name="P11" style:parent-style-name="DefaultText" style:family="paragraph">
      <style:text-properties fo:font-size="10pt" style:font-size-asian="10pt" style:font-size-complex="10pt"/>
    </style:style>
    <style:style style:name="P12" style:parent-style-name="DefaultText" style:family="paragraph">
      <style:text-properties fo:font-size="10pt" style:font-size-asian="10pt" style:font-size-complex="10pt"/>
    </style:style>
    <style:style style:name="P13" style:parent-style-name="DefaultText" style:family="paragraph">
      <style:text-properties fo:font-size="10pt" style:font-size-asian="10pt" style:font-size-complex="10pt"/>
    </style:style>
    <style:style style:name="P14" style:parent-style-name="DefaultText" style:family="paragraph">
      <style:text-properties fo:font-size="10pt" style:font-size-asian="10pt" style:font-size-complex="10pt"/>
    </style:style>
    <style:style style:name="P15" style:parent-style-name="DefaultText" style:family="paragraph">
      <style:text-properties fo:font-size="10pt" style:font-size-asian="10pt" style:font-size-complex="10pt"/>
    </style:style>
    <style:style style:name="P16" style:parent-style-name="DefaultText" style:family="paragraph">
      <style:text-properties fo:font-size="10pt" style:font-size-asian="10pt" style:font-size-complex="10pt"/>
    </style:style>
    <style:style style:name="P17" style:parent-style-name="DefaultText" style:family="paragraph">
      <style:text-properties fo:font-size="10pt" style:font-size-asian="10pt" style:font-size-complex="10pt"/>
    </style:style>
    <style:style style:name="P18" style:parent-style-name="DefaultText" style:family="paragraph">
      <style:text-properties fo:font-size="10pt" style:font-size-asian="10pt" style:font-size-complex="10pt"/>
    </style:style>
    <style:style style:name="P19" style:parent-style-name="DefaultText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TEMPLATE DOCUMENT FOR USER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DefaultText"><text:span text:style-name="T2">User information:</text:span></text:p>
      <text:p text:style-name="P3">This is a list of other tags that will be replaced with correct values (tags between {}) :</text:p>
      <text:p text:style-name="P4">myuser_firstname = Ruben</text:p>
      <text:p text:style-name="P5">myuser_lastname = Debusscher</text:p>
      <text:p text:style-name="P6">myuser_address = Eekhoornlaan 7</text:p>
      <text:p text:style-name="P7">myuser_zip = 1640</text:p>
      <text:p text:style-name="P8">myuser_town = Sint-Genesius-Rode</text:p>
      <text:p text:style-name="P9">myuser_state = </text:p>
      <text:p text:style-name="P10">myuser_state_code = </text:p>
      <text:p text:style-name="P11">myuser_country = </text:p>
      <text:p text:style-name="P12">myuser_country_code = </text:p>
      <text:p text:style-name="P13">myuser_phone = +32489576686</text:p>
      <text:p text:style-name="P14">myuser_mobile = </text:p>
      <text:p text:style-name="P15">myuser_fax = </text:p>
      <text:p text:style-name="P16">myuser_logo = {myuser_logo}</text:p>
      <text:p text:style-name="P17">{object_id}</text:p>
      <text:p text:style-name="P18">He/Him</text:p>
      <text:p text:style-name="P19">...</text:p>
      <text:p text:style-name="DefaultText"/>
      <text:p text:style-name="DefaultText">For complete list of available tags, see on user documentation about using ODT templates on wiki:</text:p>
      <text:p text:style-name="DefaultText"><text:a xlink:href="http://wiki.dolibarr.org/index.php/Create_an_ODT_document_template" office:target-frame-name="_top" xlink:show="replace">http://wiki.dolibarr.org/index.php/Create_an_ODT_document_template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Header" style:display-name="Header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/>
    <meta:creation-date>2024-05-13T22:16:00Z</meta:creation-date>
    <dc:date>2024-06-25T17:53:14</dc:date>
    <meta:template xlink:href="Normal.dotm" xlink:type="simple"/>
    <meta:editing-cycles>70</meta:editing-cycles>
    <meta:editing-duration>PT165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148" meta:character-count="962" meta:row-count="6" meta:non-whitespace-character-count="815"/>
  </office:meta>
</office:document-meta>
</file>